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4.762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38666666666667cm" style:use-optimal-column-width="true"/>
    </style:style>
    <style:style style:name="co9" style:family="table-column">
      <style:table-column-properties fo:break-before="auto" style:column-width="5.08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ime_Taken">
        <table:shapes>
          <draw:frame draw:z-index="1" draw:id="id0" draw:style-name="a0" draw:name="Chart 1" svg:x="0in" svg:y="0in" svg:width="10.17562in" svg:height="6.654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Memory_Usage">
        <table:shapes>
          <draw:frame draw:z-index="1" draw:id="id1" draw:style-name="a1" draw:name="Chart 1" svg:x="0in" svg:y="0in" svg:width="10.17562in" svg:height="6.6546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Number_of_Evaluated_States">
        <table:shapes>
          <draw:frame draw:z-index="1" draw:id="id2" draw:style-name="a2" draw:name="Chart 1" svg:x="0in" svg:y="0in" svg:width="10.17562in" svg:height="6.6546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Plan_Costs">
        <table:shapes>
          <draw:frame draw:z-index="1" draw:id="id3" draw:style-name="a3" draw:name="Chart 1" svg:x="0in" svg:y="0in" svg:width="10.17562in" svg:height="6.6546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4" table:default-cell-style-name="ce1"/>
        <table:table-column table:style-name="co9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1">
            <text:p>FF Heuristic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lan Cost</text:p>
          </table:table-cell>
          <table:table-cell office:value-type="string" table:style-name="ce1">
            <text:p>Plan Length</text:p>
          </table:table-cell>
          <table:table-cell office:value-type="string" table:style-name="ce1">
            <text:p>Time Taken (sec)</text:p>
          </table:table-cell>
          <table:table-cell office:value-type="string" table:style-name="ce1">
            <text:p>Memory Usage (KB)</text:p>
          </table:table-cell>
          <table:table-cell office:value-type="string" table:style-name="ce1">
            <text:p>Number of Evaluated States</text:p>
          </table:table-cell>
          <table:table-cell table:style-name="ce1"/>
          <table:table-cell office:value-type="string" table:style-name="ce1">
            <text:p>Time Taken</text:p>
          </table:table-cell>
          <table:table-cell table:number-columns-repeated="4" table:style-name="ce1"/>
          <table:table-cell office:value-type="string" table:style-name="ce1">
            <text:p>Number of Evaluated States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Problem 1 (Classical)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.99703E-2" table:style-name="ce1">
            <text:p>0.0199703</text:p>
          </table:table-cell>
          <table:table-cell office:value-type="float" office:value="24812" table:style-name="ce1">
            <text:p>24812</text:p>
          </table:table-cell>
          <table:table-cell office:value-type="float" office:value="2227" table:style-name="ce1">
            <text:p>2227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1 (FSM)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6.4015600000000006E-2" table:style-name="ce1">
            <text:p>0.0640156</text:p>
          </table:table-cell>
          <table:table-cell office:value-type="float" office:value="25216" table:style-name="ce1">
            <text:p>25216</text:p>
          </table:table-cell>
          <table:table-cell office:value-type="float" office:value="7603" table:style-name="ce1">
            <text:p>7603</text:p>
          </table:table-cell>
          <table:table-cell table:style-name="ce1"/>
          <table:table-cell office:value-type="string" table:style-name="ce1">
            <text:p>Classical (FF)</text:p>
          </table:table-cell>
          <table:table-cell office:value-type="float" office:value="1.99703E-2" table:style-name="ce1">
            <text:p>0.0199703</text:p>
          </table:table-cell>
          <table:table-cell office:value-type="float" office:value="4.2143600000000001" table:style-name="ce1">
            <text:p>4.21436</text:p>
          </table:table-cell>
          <table:table-cell table:number-columns-repeated="2" table:style-name="ce1"/>
          <table:table-cell office:value-type="string" table:style-name="ce1">
            <text:p>Classical (FF)</text:p>
          </table:table-cell>
          <table:table-cell office:value-type="float" office:value="2227" table:style-name="ce1">
            <text:p>2227</text:p>
          </table:table-cell>
          <table:table-cell office:value-type="float" office:value="360554" table:style-name="ce1">
            <text:p>36055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Problem 2 (Classical)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4.2143600000000001" table:style-name="ce1">
            <text:p>4.21436</text:p>
          </table:table-cell>
          <table:table-cell office:value-type="float" office:value="43520" table:style-name="ce1">
            <text:p>43520</text:p>
          </table:table-cell>
          <table:table-cell office:value-type="float" office:value="360554" table:style-name="ce1">
            <text:p>360554</text:p>
          </table:table-cell>
          <table:table-cell table:style-name="ce1"/>
          <table:table-cell office:value-type="string" table:style-name="ce1">
            <text:p>FSM (FF)</text:p>
          </table:table-cell>
          <table:table-cell office:value-type="float" office:value="6.4015600000000006E-2" table:style-name="ce1">
            <text:p>0.0640156</text:p>
          </table:table-cell>
          <table:table-cell office:value-type="float" office:value="3.9981200000000001E-2" table:style-name="ce1">
            <text:p>0.0399812</text:p>
          </table:table-cell>
          <table:table-cell office:value-type="float" office:value="0.123955" table:style-name="ce1">
            <text:p>0.123955</text:p>
          </table:table-cell>
          <table:table-cell table:style-name="ce1"/>
          <table:table-cell office:value-type="string" table:style-name="ce1">
            <text:p>FSM (FF)</text:p>
          </table:table-cell>
          <table:table-cell office:value-type="float" office:value="7603" table:style-name="ce1">
            <text:p>7603</text:p>
          </table:table-cell>
          <table:table-cell office:value-type="float" office:value="1826" table:style-name="ce1">
            <text:p>1826</text:p>
          </table:table-cell>
          <table:table-cell office:value-type="float" office:value="4415" table:style-name="ce1">
            <text:p>44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2 (FSM)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.9981200000000001E-2" table:style-name="ce1">
            <text:p>0.0399812</text:p>
          </table:table-cell>
          <table:table-cell office:value-type="float" office:value="25228" table:style-name="ce1">
            <text:p>25228</text:p>
          </table:table-cell>
          <table:table-cell office:value-type="float" office:value="1826" table:style-name="ce1">
            <text:p>1826</text:p>
          </table:table-cell>
          <table:table-cell table:style-name="ce1"/>
          <table:table-cell office:value-type="string" table:style-name="ce1">
            <text:p>Classical (LM Cut)</text:p>
          </table:table-cell>
          <table:table-cell office:value-type="float" office:value="0.33587400000000001" table:style-name="ce1">
            <text:p>0.335874</text:p>
          </table:table-cell>
          <table:table-cell office:value-type="float" office:value="4.2485299999999997" table:style-name="ce1">
            <text:p>4.24853</text:p>
          </table:table-cell>
          <table:table-cell table:number-columns-repeated="2" table:style-name="ce1"/>
          <table:table-cell office:value-type="string" table:style-name="ce1">
            <text:p>Classical (LM Cut)</text:p>
          </table:table-cell>
          <table:table-cell office:value-type="float" office:value="8580" table:style-name="ce1">
            <text:p>8580</text:p>
          </table:table-cell>
          <table:table-cell office:value-type="float" office:value="360554" table:style-name="ce1">
            <text:p>36055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Problem 3 (Classical)</text:p>
          </table:table-cell>
          <table:table-cell table:number-columns-repeated="6" table:style-name="ce1"/>
          <table:table-cell office:value-type="string" table:style-name="ce1">
            <text:p>FSM (LM Cut)</text:p>
          </table:table-cell>
          <table:table-cell office:value-type="float" office:value="3.4259300000000001" table:style-name="ce1">
            <text:p>3.42593</text:p>
          </table:table-cell>
          <table:table-cell table:number-columns-repeated="3" table:style-name="ce1"/>
          <table:table-cell office:value-type="string" table:style-name="ce1">
            <text:p>FSM (LM Cut)</text:p>
          </table:table-cell>
          <table:table-cell office:value-type="float" office:value="67609" table:style-name="ce1">
            <text:p>67609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Problem 3 (FSM)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0.123955" table:style-name="ce1">
            <text:p>0.123955</text:p>
          </table:table-cell>
          <table:table-cell office:value-type="float" office:value="26260" table:style-name="ce1">
            <text:p>26260</text:p>
          </table:table-cell>
          <table:table-cell office:value-type="float" office:value="4415" table:style-name="ce1">
            <text:p>4415</text:p>
          </table:table-cell>
          <table:table-cell table:number-columns-repeated="16378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Memory Usage</text:p>
          </table:table-cell>
          <table:table-cell table:number-columns-repeated="4" table:style-name="ce1"/>
          <table:table-cell office:value-type="string" table:style-name="ce1">
            <text:p>Plan Cos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Landmark Cut</text:p>
          </table:table-cell>
          <table:table-cell table:number-columns-repeated="7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">
            <text:p>Plan Cost</text:p>
          </table:table-cell>
          <table:table-cell office:value-type="string" table:style-name="ce1">
            <text:p>Plan Length</text:p>
          </table:table-cell>
          <table:table-cell office:value-type="string" table:style-name="ce1">
            <text:p>Time Taken (sec)</text:p>
          </table:table-cell>
          <table:table-cell office:value-type="string" table:style-name="ce1">
            <text:p>Memory Usage (KB)</text:p>
          </table:table-cell>
          <table:table-cell office:value-type="string" table:style-name="ce1">
            <text:p>Number of Evaluated States</text:p>
          </table:table-cell>
          <table:table-cell table:style-name="ce1"/>
          <table:table-cell office:value-type="string" table:style-name="ce1">
            <text:p>Classical (FF)</text:p>
          </table:table-cell>
          <table:table-cell office:value-type="float" office:value="24812" table:style-name="ce1">
            <text:p>24812</text:p>
          </table:table-cell>
          <table:table-cell office:value-type="float" office:value="43520" table:style-name="ce1">
            <text:p>43520</text:p>
          </table:table-cell>
          <table:table-cell table:number-columns-repeated="2" table:style-name="ce1"/>
          <table:table-cell office:value-type="string" table:style-name="ce1">
            <text:p>Classical (FF)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Problem 1 (Classical)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0.33587400000000001" table:style-name="ce1">
            <text:p>0.335874</text:p>
          </table:table-cell>
          <table:table-cell office:value-type="float" office:value="25220" table:style-name="ce1">
            <text:p>25220</text:p>
          </table:table-cell>
          <table:table-cell office:value-type="float" office:value="8580" table:style-name="ce1">
            <text:p>8580</text:p>
          </table:table-cell>
          <table:table-cell table:style-name="ce1"/>
          <table:table-cell office:value-type="string" table:style-name="ce1">
            <text:p>FSM (FF)</text:p>
          </table:table-cell>
          <table:table-cell office:value-type="float" office:value="25216" table:style-name="ce1">
            <text:p>25216</text:p>
          </table:table-cell>
          <table:table-cell office:value-type="float" office:value="25228" table:style-name="ce1">
            <text:p>25228</text:p>
          </table:table-cell>
          <table:table-cell office:value-type="float" office:value="26260" table:style-name="ce1">
            <text:p>26260</text:p>
          </table:table-cell>
          <table:table-cell table:style-name="ce1"/>
          <table:table-cell office:value-type="string" table:style-name="ce1">
            <text:p>FSM (FF)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1 (FSM)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3.4259300000000001" table:style-name="ce1">
            <text:p>3.42593</text:p>
          </table:table-cell>
          <table:table-cell office:value-type="float" office:value="28264" table:style-name="ce1">
            <text:p>28264</text:p>
          </table:table-cell>
          <table:table-cell office:value-type="float" office:value="67609" table:style-name="ce1">
            <text:p>67609</text:p>
          </table:table-cell>
          <table:table-cell table:style-name="ce1"/>
          <table:table-cell office:value-type="string" table:style-name="ce1">
            <text:p>Classical (LM Cut)</text:p>
          </table:table-cell>
          <table:table-cell office:value-type="float" office:value="25220" table:style-name="ce1">
            <text:p>25220</text:p>
          </table:table-cell>
          <table:table-cell office:value-type="float" office:value="43520" table:style-name="ce1">
            <text:p>43520</text:p>
          </table:table-cell>
          <table:table-cell table:number-columns-repeated="2" table:style-name="ce1"/>
          <table:table-cell office:value-type="string" table:style-name="ce1">
            <text:p>Classical (LM Cut)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Problem 2 (Classical)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4.2485299999999997" table:style-name="ce1">
            <text:p>4.24853</text:p>
          </table:table-cell>
          <table:table-cell office:value-type="float" office:value="43520" table:style-name="ce1">
            <text:p>43520</text:p>
          </table:table-cell>
          <table:table-cell office:value-type="float" office:value="360554" table:style-name="ce1">
            <text:p>360554</text:p>
          </table:table-cell>
          <table:table-cell table:style-name="ce1"/>
          <table:table-cell office:value-type="string" table:style-name="ce1">
            <text:p>FSM (LM Cut)</text:p>
          </table:table-cell>
          <table:table-cell office:value-type="float" office:value="28264" table:style-name="ce1">
            <text:p>28264</text:p>
          </table:table-cell>
          <table:table-cell table:number-columns-repeated="3" table:style-name="ce1"/>
          <table:table-cell office:value-type="string" table:style-name="ce1">
            <text:p>FSM (LM Cut)</text:p>
          </table:table-cell>
          <table:table-cell office:value-type="float" office:value="22" table:style-name="ce1">
            <text:p>2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Problem 2 (FSM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oblem 3 (Classical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oblem 3 (FSM)</text:p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Leo Chan</dc:creator>
    <meta:creation-date>2021-04-20T20:00:36Z</meta:creation-date>
    <dc:date>2021-04-21T03:13:19Z</dc:date>
    <meta:editing-cycles>9</meta:editing-cycles>
    <meta:editing-duration>PT508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Time Taken to generate plans for Woodworking domain using A* search and FF/Landmark Cut heuristic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I$3:.$K$3"/>
          </chart:axis>
          <chart:axis chart:dimension="y" chart:name="primary-y" chart:style-name="Axs1">
            <chart:title chart:style-name="AT01">
              <text:p text:style-name="a1" text:class-names="" text:cond-style-name="">Time (seconds)</text:p>
            </chart:title>
            <chart:grid chart:class="major" chart:style-name="GMa1"/>
          </chart:axis>
          <chart:series chart:label-cell-address="Sheet1.$H$4" chart:values-cell-range-address="Sheet1.$I$4:.$K$4" chart:class="chart:line" chart:attached-axis="primary-y" chart:style-name="G0S0">
            <chart:data-point chart:repeated="3"/>
          </chart:series>
          <chart:series chart:label-cell-address="Sheet1.$H$5" chart:values-cell-range-address="Sheet1.$I$5:.$K$5" chart:class="chart:line" chart:attached-axis="primary-y" chart:style-name="G0S1">
            <chart:data-point chart:repeated="3"/>
          </chart:series>
          <chart:series chart:label-cell-address="Sheet1.$H$6" chart:values-cell-range-address="Sheet1.$I$6:.$K$6" chart:class="chart:line" chart:attached-axis="primary-y" chart:style-name="G0S2">
            <chart:data-point chart:repeated="3"/>
          </chart:series>
          <chart:series chart:label-cell-address="Sheet1.$H$7" chart:values-cell-range-address="Sheet1.$I$7:.$K$7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Memory usage of plans generated for Woodworking domain using A* search and FF/Landmark Cut heuristic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I$10:.$K$10"/>
          </chart:axis>
          <chart:axis chart:dimension="y" chart:name="primary-y" chart:style-name="Axs1">
            <chart:title chart:style-name="AT01">
              <text:p text:style-name="a1" text:class-names="" text:cond-style-name="">Memory (KB)</text:p>
            </chart:title>
            <chart:grid chart:class="major" chart:style-name="GMa1"/>
          </chart:axis>
          <chart:series chart:label-cell-address="Sheet1.$H$11" chart:values-cell-range-address="Sheet1.$I$11:.$K$11" chart:class="chart:line" chart:attached-axis="primary-y" chart:style-name="G0S0">
            <chart:data-point chart:repeated="3"/>
          </chart:series>
          <chart:series chart:label-cell-address="Sheet1.$H$12" chart:values-cell-range-address="Sheet1.$I$12:.$K$12" chart:class="chart:line" chart:attached-axis="primary-y" chart:style-name="G0S1">
            <chart:data-point chart:repeated="3"/>
          </chart:series>
          <chart:series chart:label-cell-address="Sheet1.$H$13" chart:values-cell-range-address="Sheet1.$I$13:.$K$13" chart:class="chart:line" chart:attached-axis="primary-y" chart:style-name="G0S2">
            <chart:data-point chart:repeated="3"/>
          </chart:series>
          <chart:series chart:label-cell-address="Sheet1.$H$14" chart:values-cell-range-address="Sheet1.$I$14:.$K$1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Number of evaluated points for plans generated for Woodworking domain using A* search and FF/Landmark Cut heuristic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N$3:.$P$3"/>
          </chart:axis>
          <chart:axis chart:dimension="y" chart:name="primary-y" chart:style-name="Axs1">
            <chart:title chart:style-name="AT01">
              <text:p text:style-name="a1" text:class-names="" text:cond-style-name="">Evaluated points (unit)</text:p>
            </chart:title>
            <chart:grid chart:class="major" chart:style-name="GMa1"/>
          </chart:axis>
          <chart:series chart:label-cell-address="Sheet1.$M$4" chart:values-cell-range-address="Sheet1.$N$4:.$P$4" chart:class="chart:line" chart:attached-axis="primary-y" chart:style-name="G0S0">
            <chart:data-point chart:repeated="3"/>
          </chart:series>
          <chart:series chart:label-cell-address="Sheet1.$M$5" chart:values-cell-range-address="Sheet1.$N$5:.$P$5" chart:class="chart:line" chart:attached-axis="primary-y" chart:style-name="G0S1">
            <chart:data-point chart:repeated="3"/>
          </chart:series>
          <chart:series chart:label-cell-address="Sheet1.$M$6" chart:values-cell-range-address="Sheet1.$N$6:.$P$6" chart:class="chart:line" chart:attached-axis="primary-y" chart:style-name="G0S2">
            <chart:data-point chart:repeated="3"/>
          </chart:series>
          <chart:series chart:label-cell-address="Sheet1.$M$7" chart:values-cell-range-address="Sheet1.$N$7:.$P$7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Cost of plans generated for Woodworking domain using A* search and FF/Landmark Cut heuristic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N$10:.$P$10"/>
          </chart:axis>
          <chart:axis chart:dimension="y" chart:name="primary-y" chart:style-name="Axs1">
            <chart:title chart:style-name="AT01">
              <text:p text:style-name="a1" text:class-names="" text:cond-style-name="">Cost (unit)</text:p>
            </chart:title>
            <chart:grid chart:class="major" chart:style-name="GMa1"/>
          </chart:axis>
          <chart:series chart:label-cell-address="Sheet1.$M$11" chart:values-cell-range-address="Sheet1.$N$11:.$P$11" chart:class="chart:line" chart:attached-axis="primary-y" chart:style-name="G0S0">
            <chart:data-point chart:repeated="3"/>
          </chart:series>
          <chart:series chart:label-cell-address="Sheet1.$M$12" chart:values-cell-range-address="Sheet1.$N$12:.$P$12" chart:class="chart:line" chart:attached-axis="primary-y" chart:style-name="G0S1">
            <chart:data-point chart:repeated="3"/>
          </chart:series>
          <chart:series chart:label-cell-address="Sheet1.$M$13" chart:values-cell-range-address="Sheet1.$N$13:.$P$13" chart:class="chart:line" chart:attached-axis="primary-y" chart:style-name="G0S2">
            <chart:data-point chart:repeated="3"/>
          </chart:series>
          <chart:series chart:label-cell-address="Sheet1.$M$14" chart:values-cell-range-address="Sheet1.$N$14:.$P$1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